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 Cadastrar sessõe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/text:span><text:span text:style-name="T11"><text:s/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 Cadastrar sessões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>22/06/2015</text:p>
          </table:table-cell>
          <table:table-cell table:style-name="TableCell45">
            <text:p text:style-name="P46">2.0</text:p>
          </table:table-cell>
          <table:table-cell table:style-name="TableCell47">
            <text:p text:style-name="P48">Atualização do DAF – Cadastrar sessões</text:p>
          </table:table-cell>
          <table:table-cell table:style-name="TableCell49">
            <text:p text:style-name="P50">Lucas de Assi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0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ar sessões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as atividades: Link “Gerenciar Sessões” / “Cadastrar Sessões” / “Sessões para filmes” e Link “Gerenciar Sessões” / “Cadastrar Sessões” / “Sessões para peças” / “Cadastrar sessões” o software está exibindo filme ou sessão, sem<text:s/>antes testar a existência dos pré-requisitos para o cadastro de uma nova sessão. Foi possível cadastrar uma sessão com filme diferente, na mesma sala e no mesmo horário.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>Não tinha sido implementada a validação do cadastro de sessão única, uma vez que dada uma sala e um horário só poderia haver uma sessão vinculada. Isto, porque não foi implementada a data como chave primária. Enfim, foi necessário checar no momento do cadastro e das alterações, se ja existe uma sessão vinculada àquela data e sala selecionada.</text:p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>Encontrada e Solucionada</text:p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>Lucas de Assis - Desenvolvedor</text:p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>22/06/2015</text:p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>Não se Aplica</text:p>
          </table:table-cell>
        </table:table-row>
        <table:table-row table:style-name="TableRow161">
          <table:table-cell table:style-name="TableCell162">
            <text:p text:style-name="P163">Referência de<text:s/>Defeito</text:p>
          </table:table-cell>
          <table:table-cell table:style-name="TableCell164">
            <text:p text:style-name="P165">Métodos “cadastrarSessaoPeca()” e “cadastrarSessaoFilme()”; “alterarSessaoPeca()” e “alterarSessaoFilme()” da classe “FuncionarioController.java”.</text:p>
          </table:table-cell>
        </table:table-row>
        <text:soft-page-break/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 Cadastrar sessõ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12:00Z</meta:creation-date>
    <dc:date>2015-06-22T14:59:00Z</dc:date>
    <meta:template xlink:href="Normal" xlink:type="simple"/>
    <meta:editing-cycles>4</meta:editing-cycles>
    <meta:editing-duration>PT480S</meta:editing-duration>
    <meta:document-statistic meta:page-count="3" meta:paragraph-count="3" meta:word-count="311" meta:character-count="1989" meta:row-count="14" meta:non-whitespace-character-count="1681"/>
  </office:meta>
</office:document-meta>
</file>